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1F04DAF5AD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</presentation:footer-decl>
      <presentation:date-time-decl presentation:name="dtd1" presentation:source="fixed">2013-10-22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71cm" svg:y="5.08cm" presentation:class="subtitle" presentation:user-transformed="true">
          <draw:text-box>
            <text:p><text:span text:style-name="T1">DQM/Validation Status and Plan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New L1T DQM development workflo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k of CMSSW was made into my private github repository:</text:p>
              </text:list-item>
            </text:list>
            <text:p text:style-name="P2"><text:a xlink:href="https://github.com/joaopela/cmssw" xlink:type="simple">https://github.com/joaopela/cmssw</text:a></text:p>
            <text:list text:continue-numbering="true" text:style-name="L2">
              <text:list-item>
                <text:p>New code to be included/test on L1T DQM should be submitted to branch:</text:p>
              </text:list-item>
            </text:list>
            <text:p text:style-name="P2">CMSSW_7_0_X_L1TDQM</text:p>
            <text:list text:continue-numbering="true" text:style-name="L2">
              <text:list-item>
                <text:p text:style-name="P3">An email should be sent to me (and L1 DPG contacts) requesting testing and merge into main CMSSW repositor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GriN setu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ll use same setup as 2012 running</text:p>
              </text:list-item>
              <text:list-item>
                <text:p>L1T DQM central tools will mostly not be useful</text:p>
                <text:list>
                  <text:list-item>
                    <text:p>Rates and Synchronization monitoring will not work (no beam...)</text:p>
                  </text:list-item>
                  <text:list-item>
                    <text:p>Occupancy monitoring tools will report “asymmetries” in eta! (cosmics mostly come from the shaft!)</text:p>
                  </text:list-item>
                  <text:list-item>
                    <text:p>BPTX monitoring will report system in error. (no BPTX firing!)</text:p>
                  </text:list-item>
                </text:list>
              </text:list-item>
              <text:list-item>
                <text:p>All usual L1T subsystem tools will be available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urrent and future work</text:p>
          </draw:text-box>
        </draw:frame>
        <draw:frame presentation:style-name="pr4" draw:text-style-name="P5" draw:layer="layout" svg:width="25.199cm" svg:height="15.52cm" svg:x="1.4cm" svg:y="4.914cm" presentation:class="outline" presentation:user-transformed="true">
          <draw:text-box>
            <text:p><text:span text:style-name="T5">Underway:</text:span></text:p>
            <text:list text:style-name="L2">
              <text:list-item>
                <text:p><text:span text:style-name="T6">Offline Rates monitoring (F. Nguyen)</text:span></text:p>
              </text:list-item>
              <text:list-item>
                <text:p><text:span text:style-name="T6">Offline Synchronization monitoring (P. Vischia)</text:span></text:p>
              </text:list-item>
              <text:list-item>
                <text:p><text:span text:style-name="T6">Offline Efficiency (muon) monitoring (C. Battlilana)</text:span></text:p>
              </text:list-item>
              <text:list-item>
                <text:p><text:span text:style-name="T6">2012 Historical rates study (C. Silva)</text:span></text:p>
              </text:list-item>
              <text:list-item>
                <text:p><text:span text:style-name="T6">New release validation tools (S. Wilbur)</text:span></text:p>
              </text:list-item>
            </text:list>
            <text:p><text:span text:style-name="T5">Future:</text:span></text:p>
            <text:list text:continue-numbering="true" text:style-name="L2">
              <text:list-item>
                <text:p><text:span text:style-name="T6">New data formats to access relevant variables offline. (F. Nguyen)</text:span></text:p>
              </text:list-item>
              <text:list-item>
                <text:p><text:span text:style-name="T6">Offline Efficiency (calo) monitoring (J. Pela)</text:span></text:p>
              </text:list-item>
              <text:list-item>
                <text:p><text:span text:style-name="T6">Data versus MC comparison </text:span></text:p>
              </text:list-item>
              <text:list-item>
                <text:p><text:span text:style-name="T6">Move to CMSSW_7_X_Y (central and subsystem tools)</text:span></text:p>
              </text:list-item>
              <text:list-item>
                <text:p><text:span text:style-name="T6">Upgrade trigger system monitoring</text:span></text:p>
              </text:list-item>
              <text:list-item>
                <text:p><text:span text:style-name="T6">Current vs upgrade trigger systems monitoring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urrent status</text:p>
          </draw:text-box>
        </draw:frame>
        <draw:frame presentation:style-name="pr4" draw:layer="layout" svg:width="25.199cm" svg:height="15cm" svg:x="1.4cm" svg:y="4.114cm" presentation:class="outline" presentation:user-transformed="true">
          <draw:text-box>
            <text:list text:style-name="L2">
              <text:list-item>
                <text:p><text:span text:style-name="T8">Offline rates monitoring (F. Nguyen)</text:span><text:span text:style-name="T9"> <text:s/></text:span></text:p>
                <text:list>
                  <text:list-item>
                    <text:p><text:span text:style-name="T10">Development finished (without DB interface) </text:span></text:p>
                  </text:list-item>
                  <text:list-item>
                    <text:p><text:span text:style-name="T10">Effort moving to data formats for offline DB access </text:span></text:p>
                  </text:list-item>
                </text:list>
              </text:list-item>
              <text:list-item>
                <text:p><text:span text:style-name="T8">Offline synchronization monitoring (P. Vischia)</text:span></text:p>
                <text:list>
                  <text:list-item>
                    <text:p><text:span text:style-name="T10">Development underway</text:span></text:p>
                  </text:list-item>
                </text:list>
              </text:list-item>
              <text:list-item>
                <text:p><text:span text:style-name="T11">Offline Efficiency (muon) monitoring (C. Battlilana)</text:span></text:p>
                <text:list>
                  <text:list-item>
                    <text:p><text:span text:style-name="T12">Code finished and preparation underway to include it in normal monitoring/certification worflows</text:span></text:p>
                  </text:list-item>
                </text:list>
              </text:list-item>
              <text:list-item>
                <text:p><text:span text:style-name="T8">2012 Historical rates studies (C. Silva)</text:span></text:p>
                <text:list>
                  <text:list-item>
                    <text:p><text:span text:style-name="T12">Target end of 2013 work well underway</text:span></text:p>
                  </text:list-item>
                  <text:list-item>
                    <text:p><text:span text:style-name="T12">Will bridge will WbM and offline tools</text:span></text:p>
                  </text:list-item>
                </text:list>
              </text:list-item>
              <text:list-item>
                <text:p><text:span text:style-name="T8">New release validation tools (C. Wilbur)</text:span></text:p>
                <text:list>
                  <text:list-item>
                    <text:p><text:span text:style-name="T12">First set of tools being prepared for test deploy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Future Work I</text:p>
          </draw:text-box>
        </draw:frame>
        <draw:frame presentation:style-name="pr4" draw:layer="layout" svg:width="25.199cm" svg:height="14.285cm" svg:x="1.4cm" svg:y="4.914cm" presentation:class="outline" presentation:user-transformed="true">
          <draw:text-box>
            <text:list text:style-name="L2">
              <text:list-item>
                <text:p><text:span text:style-name="T13">New data formats to access relevant variables offline.</text:span></text:p>
                <text:list>
                  <text:list-item>
                    <text:p><text:span text:style-name="T13">Necessary to have access to relevant variables from DB offine</text:span></text:p>
                  </text:list-item>
                </text:list>
              </text:list-item>
              <text:list-item>
                <text:p><text:span text:style-name="T13">Move to CMSSW_7_X_Y (central and subsystem tools)</text:span></text:p>
                <text:list>
                  <text:list-item>
                    <text:p><text:span text:style-name="T13">Porting to multi-thread environment</text:span></text:p>
                  </text:list-item>
                  <text:list-item>
                    <text:p><text:span text:style-name="T13">All systems need to review their code</text:span></text:p>
                  </text:list-item>
                  <text:list-item>
                    <text:p><text:span text:style-name="T13">Call for DQM contacts for each L1 subsystem.</text:span></text:p>
                  </text:list-item>
                </text:list>
              </text:list-item>
              <text:list-item>
                <text:p><text:span text:style-name="T13">Upgrade trigger system monitoring</text:span></text:p>
                <text:list>
                  <text:list-item>
                    <text:p><text:span text:style-name="T13">New dedicated tools for new system</text:span></text:p>
                  </text:list-item>
                  <text:list-item>
                    <text:p><text:span text:style-name="T13">Different tools than current system necessary? </text:span></text:p>
                    <text:list>
                      <text:list-item>
                        <text:p><text:span text:style-name="T13">If yes, which variables/objects to monitor?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Future Work I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Data versus MC comparison (F. Nguyen)</text:span></text:p>
                <text:list>
                  <text:list-item>
                    <text:p><text:span text:style-name="T12">New system being developed for release validation, some ideas over how to use this for L1T being looked at.</text:span></text:p>
                  </text:list-item>
                </text:list>
              </text:list-item>
              <text:list-item>
                <text:p><text:span text:style-name="T6">Offline Efficiency (calo) monitoring (J. Pela)</text:span></text:p>
                <text:list>
                  <text:list-item>
                    <text:p><text:span text:style-name="T6">Will look over calo objects and calculate resolutions and other variables against offline objects.</text:span></text:p>
                  </text:list-item>
                </text:list>
              </text:list-item>
              <text:list-item>
                <text:p><text:span text:style-name="T12">Current vs upgrade trigger systems monitoring:</text:span></text:p>
                <text:list>
                  <text:list-item>
                    <text:p><text:span text:style-name="T12">Will both systems information be available in the event payload?</text:span></text:p>
                  </text:list-item>
                  <text:list-item>
                    <text:p><text:span text:style-name="T12">If yes, what tests would we like to preform on online and offline DQM? </text:span></text:p>
                    <text:list>
                      <text:list-item>
                        <text:p><text:span text:style-name="T12">Object Matching?</text:span></text:p>
                      </text:list-item>
                      <text:list-item>
                        <text:p><text:span text:style-name="T12">Resolution comparison?</text:span></text:p>
                      </text:list-item>
                      <text:list-item>
                        <text:p><text:span text:style-name="T12">&lt;Put your idea here!&gt;</text:span></text:p>
                      </text:list-item>
                    </text:list>
                  </text:list-item>
                  <text:list-item>
                    <text:p><text:span text:style-name="T12">What amount of work vs parallel system working time is reasonable versus utility of developed monitoring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urrent tasks progressing and soon making transition to develop new tools for upgrade system</text:p>
                <text:list>
                  <text:list-item>
                    <text:p>Need some more details about how DQM will run to make some decisions</text:p>
                  </text:list-item>
                </text:list>
              </text:list-item>
              <text:list-item>
                <text:p>Need to prepare current tools to run in new multi-threaded environment.</text:p>
                <text:list>
                  <text:list-item>
                    <text:p>Requires effort from all subsystem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Pela</meta:initial-creator>
    <meta:creation-date>2011-10-05T16:45:47</meta:creation-date>
    <meta:editing-duration>P1DT46M36S</meta:editing-duration>
    <meta:editing-cycles>106</meta:editing-cycles>
    <dc:date>2013-10-22T09:43:32</dc:date>
    <meta:generator>LibreOffice/4.0.2.2$Linux_X86_64 LibreOffice_project/400m0$Build-2</meta:generator>
    <meta:document-statistic meta:object-count="53"/>
  </office:meta>
</office:document-meta>
</file>